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0db71" officeooo:paragraph-rsid="0000db71"/>
    </style:style>
    <style:style style:name="P2" style:family="paragraph" style:parent-style-name="Standard" style:list-style-name="L2">
      <style:text-properties fo:font-size="14pt" officeooo:rsid="0000db71" officeooo:paragraph-rsid="0000db71" style:font-size-asian="14pt" style:font-size-complex="14pt"/>
    </style:style>
    <style:style style:name="P3" style:family="paragraph" style:parent-style-name="Standard">
      <style:text-properties fo:font-size="14pt" officeooo:rsid="0000db71" officeooo:paragraph-rsid="0000db71" style:font-size-asian="14pt" style:font-size-complex="14pt"/>
    </style:style>
    <style:style style:name="P4" style:family="paragraph" style:parent-style-name="Standard" style:list-style-name="L2">
      <style:text-properties fo:font-size="14pt" officeooo:paragraph-rsid="0000db71" style:font-size-asian="14pt" style:font-size-complex="14pt"/>
    </style:style>
    <style:style style:name="P5" style:family="paragraph" style:parent-style-name="Standard">
      <style:text-properties fo:font-size="14pt" officeooo:paragraph-rsid="0000db71" style:font-size-asian="14pt" style:font-size-complex="14pt"/>
    </style:style>
    <style:style style:name="T1" style:family="text">
      <style:text-properties officeooo:rsid="0000db71"/>
    </style:style>
    <style:style style:name="T2" style:family="text">
      <style:text-properties style:text-position="super 58%"/>
    </style:style>
    <style:style style:name="T3" style:family="text">
      <style:text-properties style:text-position="super 58%" officeooo:rsid="0000db71"/>
    </style:style>
    <style:style style:name="T4" style:family="text">
      <style:text-properties style:text-position="0% 100%" officeooo:rsid="0000db71"/>
    </style:style>
    <style:style style:name="T5" style:family="text">
      <style:text-properties officeooo:rsid="0001488b"/>
    </style:style>
    <style:style style:name="T6" style:family="text">
      <style:text-properties officeooo:rsid="00026e6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920040587397991867" text:style-name="L2">
        <text:list-item>
          <text:p text:style-name="P2">Write a C program to display a number if user enters a negative number otherwise display an error message the number wont be displayed.</text:p>
        </text:list-item>
        <text:list-item>
          <text:p text:style-name="P2">Write a C program to check wheather an integer entered by the user is od or even using if-else.</text:p>
        </text:list-item>
        <text:list-item>
          <text:p text:style-name="P2">Write a C program <text:s/>to solve a quadratic equation using if-else.</text:p>
        </text:list-item>
        <text:list-item>
          <text:p text:style-name="P2">Write a C program <text:s/>to calculate interest on certain amounts <text:span text:style-name="T6">for one year using Nested if-else</text:span>.</text:p>
        </text:list-item>
      </text:list>
      <text:p text:style-name="P3"><text:tab/><text:span text:style-name="T5">Amount<text:tab/><text:tab/>Time<text:tab/><text:tab/><text:tab/>Rate</text:span></text:p>
      <text:p text:style-name="P3"><text:tab/><text:span text:style-name="T5">&lt;21000<text:tab/><text:tab/>&gt;=2 years<text:tab/><text:tab/>5%</text:span></text:p>
      <text:p text:style-name="P3"><text:tab/><text:span text:style-name="T5">&gt;21000 &amp;&lt;=25000&gt;=2 years<text:tab/><text:tab/>7%</text:span></text:p>
      <text:p text:style-name="P3"><text:tab/><text:span text:style-name="T5">&gt;25000<text:tab/><text:tab/>&gt;=1 year<text:tab/><text:tab/>8%</text:span></text:p>
      <text:p text:style-name="P3"><text:tab/><text:span text:style-name="T6">Any amount<text:tab/><text:tab/>&gt;=5 years<text:tab/><text:tab/>10%</text:span><text:tab/></text:p>
      <text:list xml:id="list155939695906406" text:continue-numbering="true" text:style-name="L2">
        <text:list-item>
          <text:p text:style-name="P2">Write a C program <text:s/>to find factorial of a number using while loop.</text:p>
        </text:list-item>
        <text:list-item>
          <text:p text:style-name="P2">Write a C program to display the largest number among n numbers entered by the user.</text:p>
        </text:list-item>
        <text:list-item>
          <text:p text:style-name="P2">Write a C program <text:s/>to calulate the sum of first n natural noumbers using for loop.</text:p>
        </text:list-item>
        <text:list-item>
          <text:p text:style-name="P2">Write a C program <text:s/>to find prime numbers in a given range.</text:p>
        </text:list-item>
        <text:list-item>
          <text:p text:style-name="P2">Write a C program to add numbers until user enters “#” using do-while.</text:p>
        </text:list-item>
        <text:list-item>
          <text:p text:style-name="P2">Write a C program to dispaly multiplication table upto a rnage entered by the user for loop</text:p>
        </text:list-item>
        <text:list-item>
          <text:p text:style-name="P2">Write a C program to display n<text:span text:style-name="T2">th</text:span> term of an arthemetic progression by accepting first term, common difference, number of terms using for loop.</text:p>
        </text:list-item>
        <text:list-item>
          <text:p text:style-name="P2">Write a C program to calculate cost of certain products following certain policies usng Switch.</text:p>
        </text:list-item>
      </text:list>
      <text:p text:style-name="P3"><text:tab/><text:span text:style-name="T5">Product<text:tab/><text:tab/>Condition<text:tab/><text:tab/>Discount</text:span></text:p>
      <text:p text:style-name="P3"><text:tab/><text:span text:style-name="T5">Engine<text:tab/><text:tab/>&gt;=5000<text:tab/><text:tab/>10%</text:span></text:p>
      <text:p text:style-name="P3"><text:tab/><text:span text:style-name="T5">Pump<text:tab/><text:tab/><text:tab/>&gt;=2000<text:tab/><text:tab/>20%</text:span></text:p>
      <text:p text:style-name="P3"><text:tab/><text:span text:style-name="T5">Fan<text:tab/><text:tab/><text:tab/>&gt;=3000<text:tab/><text:tab/>30%</text:span></text:p>
      <text:list xml:id="list155941176749636" text:continue-numbering="true" text:style-name="L2">
        <text:list-item>
          <text:p text:style-name="P2">Write a C program to calculate the sum and avgerage of max of 5 numbers using foto statement.</text:p>
        </text:list-item>
        <text:list-item>
          <text:p text:style-name="P2">Write a C program to find LCM and GCD of two given numbers.</text:p>
        </text:list-item>
        <text:list-item>
          <text:p text:style-name="P4"><text:span text:style-name="T1">Write a C program to find the sum of</text:span></text:p>
        </text:list-item>
      </text:list>
      <text:p text:style-name="P5"><text:tab/><text:span text:style-name="T1">x -x</text:span><text:span text:style-name="T3">3</text:span><text:span text:style-name="T4">/3!+x</text:span><text:span text:style-name="T3">5</text:span><text:span text:style-name="T4">/5!+... +x</text:span><text:span text:style-name="T3">2n-1</text:span><text:span text:style-name="T4">/(2n-1)!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4T15:34:33.574812603</meta:creation-date>
    <dc:date>2017-03-04T15:59:32.443611129</dc:date>
    <meta:editing-duration>PT13M37S</meta:editing-duration>
    <meta:editing-cycles>4</meta:editing-cycles>
    <meta:generator>LibreOffice/5.2.2.2$Linux_X86_64 LibreOffice_project/20m0$Build-2</meta:generator>
    <meta:document-statistic meta:table-count="0" meta:image-count="0" meta:object-count="0" meta:page-count="1" meta:paragraph-count="25" meta:word-count="286" meta:character-count="1539" meta:non-whitespace-character-count="1257"/>
  </office:meta>
</office:document-meta>
</file>